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1a57" officeooo:paragraph-rsid="00101a57"/>
    </style:style>
    <style:style style:name="P2" style:family="paragraph" style:parent-style-name="Standard">
      <style:text-properties officeooo:rsid="0010e0ce" officeooo:paragraph-rsid="0010e0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yfikacja przypadków użycia</text:p>
      <text:p text:style-name="P1">Rejestracja: </text:p>
      <text:p text:style-name="P1">S1. Aktor czytelnik chce się zarejestrować.</text:p>
      <text:p text:style-name="P1">S2. System sprawdza czy użytkownik nie został zarejestrowany wcześniej.</text:p>
      <text:p text:style-name="P1">S3. Jeśli "Tak", wyświetlenie komunikatu że użytkownik o podanym loginie już istnieje,</text:p>
      <text:p text:style-name="P1">jeśli "Nie" rejestracja użytkownika z podanymi danymi.</text:p>
      <text:p text:style-name="P1"/>
      <text:p text:style-name="P1">Logowanie:</text:p>
      <text:p text:style-name="P1">S1. Aktor czytelnik chce zalogować się do systemu</text:p>
      <text:p text:style-name="P1">S2. Aktor czytelnik wprowadza dane w celu zalogowania się do systemu.</text:p>
      <text:p text:style-name="P1">S3. System sprawdza czy użytkownik podał poprawne dane logowania.</text:p>
      <text:p text:style-name="P1">S4. Jeśli "Tak" to użytkownik zostaje przeniesiony na stronę główną, jeśli "Nie" zostaje wyświetlony komunikat o błędnych danych do logowania.</text:p>
      <text:p text:style-name="P1"/>
      <text:p text:style-name="P1">Dobór książki:</text:p>
      <text:p text:style-name="P1">S1. Aktor pracownik firmy chce dobrać książkę, w tym celu używa opcji "Dobór książki".</text:p>
      <text:p text:style-name="P1">S2. Aktor wprowadza do formularza odpowiednie dane takie jak: Ilość stron, tematyka, gatunek, kategoria.</text:p>
      <text:p text:style-name="P1">S3. System szuka książki pasującej do kryteriów podanych przez aktora, jeśli "Znalezione" system wyświetla aktorowi listę proponowanych książek, jeśli "Brak" system informuje że nie znaleziono książek spełniających wymagania.</text:p>
      <text:p text:style-name="P1"/>
      <text:p text:style-name="P1">Dodawanie książek:</text:p>
      <text:p text:style-name="P1">S1. Aktor administrator chce dodać książkę.</text:p>
      <text:p text:style-name="P1">S2. Aktor używa funkcji "Dodaj książkę" i wprowadza tytuł.</text:p>
      <text:p text:style-name="P1">S3. System sprawdza czy książka o podanym tytule nie istnieje, jeśli "Tak" przejdź do punktu 4, jeśli "Nie" wyświetl komunikat o istniejącej książce.</text:p>
      <text:p text:style-name="P1">S4. Aktor wprowadza dane dotyczące książki takie jak: ilość stron, tematyka, gatunek, kategoria, krótki opis.</text:p>
      <text:p text:style-name="P1">S5. Książka zostaje dodana do bazy.</text:p>
      <text:p text:style-name="P1"/>
      <text:p text:style-name="P1"/>
      <text:p text:style-name="P1">Wymagania funkcjonalne:</text:p>
      <text:p text:style-name="P1">1. Logowanie</text:p>
      <text:p text:style-name="P1">2. Rejestracja</text:p>
      <text:p text:style-name="P1">3. Zarządzanie użytkownikami:</text:p>
      <text:p text:style-name="P1">- usuwanie</text:p>
      <text:p text:style-name="P1">- edytowanie</text:p>
      <text:p text:style-name="P1">4. Przeglądanie książek</text:p>
      <text:p text:style-name="P1">- wyświetlenie krótkiego opisu</text:p>
      <text:p text:style-name="P1">- wyświetlenie podstawowych danych o książce</text:p>
      <text:p text:style-name="P1">5. Dodawanie książek</text:p>
      <text:p text:style-name="P1">6. Dobór książki</text:p>
      <text:p text:style-name="P1">7. Pomoc:</text:p>
      <text:p text:style-name="P1">- Wyświetlenie informacji o programie</text:p>
      <text:p text:style-name="P1">- Wyświetlenie informacji o autorach</text:p>
      <text:p text:style-name="P1"/>
      <text:p text:style-name="P2">Cel biznesowy:</text:p>
      <text:p text:style-name="P2">Program wykonany na zlecenie promocyjne prywatnej księgarni "Książka dla upośledzonych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3S</meta:editing-duration>
    <meta:editing-cycles>4</meta:editing-cycles>
    <meta:generator>LibreOffice/5.0.4.2$Windows_x86 LibreOffice_project/2b9802c1994aa0b7dc6079e128979269cf95bc78</meta:generator>
    <dc:date>2016-03-14T23:13:51.259000000</dc:date>
    <meta:document-statistic meta:table-count="0" meta:image-count="0" meta:object-count="0" meta:page-count="1" meta:paragraph-count="37" meta:word-count="262" meta:character-count="1890" meta:non-whitespace-character-count="1664"/>
    <meta:user-defined meta:name="Info 1"/>
    <meta:user-defined meta:name="Info 2"/>
    <meta:user-defined meta:name="Info 3"/>
    <meta:user-defined meta:name="Info 4"/>
  </office:meta>
</office:document-meta>
</file>